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bold</text:p>
      <text:p text:style-name="Standard"/>
      <text:p text:style-name="P1">Attributs :</text:p>
      <text:p text:style-name="P3">Santé : 11</text:p>
      <text:p text:style-name="P3">Défense : 12 + 5 = 17</text:p>
      <text:p text:style-name="P3"/>
      <text:p text:style-name="P3">Mana : 6</text:p>
      <text:p text:style-name="P3">Énergie : 17</text:p>
      <text:p text:style-name="P3"/>
      <text:p text:style-name="P3">Résistance physique : 1</text:p>
      <text:p text:style-name="P3">Résistance magique : 0,5</text:p>
      <text:p text:style-name="P3"/>
      <text:p text:style-name="P3">Puissance physique : 2</text:p>
      <text:p text:style-name="P3">Puissance magique : 1</text:p>
      <text:p text:style-name="P3"/>
      <text:p text:style-name="P3">Points d'actions : 6</text:p>
      <text:p text:style-name="Standard"/>
      <text:p text:style-name="P1">Caractéristiques :</text:p>
      <text:p text:style-name="P3">Force : 2</text:p>
      <text:p text:style-name="P3">Robustesse : 2</text:p>
      <text:p text:style-name="P3"/>
      <text:p text:style-name="P3">Endurance : 4</text:p>
      <text:p text:style-name="P3">Métabolisme : 3</text:p>
      <text:p text:style-name="P3"/>
      <text:p text:style-name="P3">Agilité : 6</text:p>
      <text:p text:style-name="P3">Dextérité : 6</text:p>
      <text:p text:style-name="P3"/>
      <text:p text:style-name="P3">Sagesse : 1</text:p>
      <text:p text:style-name="P3">Âme : 1</text:p>
      <text:p text:style-name="Standard"/>
      <text:p text:style-name="P1">Compétences :</text:p>
      <text:p text:style-name="P3">Arme : 3 + 2 = <text:s/>5</text:p>
      <text:p text:style-name="P3">Parade : 1 + 2 = 3</text:p>
      <text:p text:style-name="P3">Esquive : 3 + 2 = 5</text:p>
      <text:p text:style-name="P3"/>
      <text:p text:style-name="P1">Capacités :</text:p>
      <text:p text:style-name="Standard"/>
      <text:p text:style-name="P1">Equipements :</text:p>
      <text:p text:style-name="P5">Lame :</text:p>
      <text:p text:style-name="P4">1 case portée</text:p>
      <text:p text:style-name="P4">PP/2 + 1d4 dmg perçant</text:p>
      <text:p text:style-name="P4">3 PA par attaque</text:p>
      <text:p text:style-name="P4">2 Durabilité</text:p>
      <text:p text:style-name="P4">4 Résistance</text:p>
      <text:p text:style-name="P4"/>
      <text:p text:style-name="P5">Bouclier :</text:p>
      <text:p text:style-name="P4">1 case portée</text:p>
      <text:p text:style-name="P4">1d4 dmg contondant</text:p>
      <text:p text:style-name="P4">3 PA par attaque</text:p>
      <text:p text:style-name="P4">6 Durabilité</text:p>
      <text:p text:style-name="P4">4 Ré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13T19:00:37.28</dc:date>
    <dc:creator>Thibault Martin-Teyssier</dc:creator>
    <meta:editing-duration>PT52M52S</meta:editing-duration>
    <meta:editing-cycles>111</meta:editing-cycles>
    <meta:generator>OpenOffice/4.1.5$Win32 OpenOffice.org_project/415m1$Build-9789</meta:generator>
    <meta:document-statistic meta:table-count="0" meta:image-count="0" meta:object-count="0" meta:page-count="1" meta:paragraph-count="38" meta:word-count="126" meta:character-count="542"/>
  </office:meta>
</office:document-meta>
</file>